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 or 0.000" xlink:type="simple">tot_qty</text:a></text:p>
                </table:table-cell>
                <table:table-cell table:style-name="ce20"/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table:number-columns-repeated="6"/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9-01T11:37:58</dc:date>
    <meta:editing-cycles>144</meta:editing-cycles>
    <meta:generator>LibreOffice/3.5$Linux_x86 LibreOffice_project/350m1$Build-2</meta:generator>
    <meta:editing-duration>PT8H15M49S</meta:editing-duration>
    <dc:creator>Dev127 </dc:creator>
    <meta:document-statistic meta:table-count="1" meta:cell-count="89" meta:object-count="0"/>
    <meta:template xlink:type="simple" xlink:actuate="onRequest" xlink:title="Normal.dotm" xlink:href=""/>
  </office:meta>
</office:document-meta>
</file>